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5" style:parent-style-name="Policepardéfaut" style:family="text">
      <style:text-properties fo:font-size="14pt" style:font-size-asian="14pt"/>
    </style:style>
    <style:style style:name="T6" style:parent-style-name="Policepardéfaut" style:family="text">
      <style:text-properties fo:font-size="14pt" style:font-size-asian="14pt"/>
    </style:style>
    <style:style style:name="T7" style:parent-style-name="Policepardéfaut" style:family="text">
      <style:text-properties fo:font-size="14pt" style:font-size-asian="14pt"/>
    </style:style>
    <style:style style:name="T8" style:parent-style-name="Policepardéfaut" style:family="text">
      <style:text-properties fo:font-size="14pt" style:font-size-asian="14pt"/>
    </style:style>
    <style:style style:name="T9" style:parent-style-name="Policepardéfaut" style:family="text">
      <style:text-properties fo:font-size="14pt" style:font-size-asian="14pt"/>
    </style:style>
    <style:style style:name="T10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11" style:parent-style-name="Policepardéfaut" style:family="text">
      <style:text-properties fo:font-size="14pt" style:font-size-asian="14pt"/>
    </style:style>
    <style:style style:name="T12" style:parent-style-name="Policepardéfaut" style:family="text">
      <style:text-properties fo:font-size="14pt" style:font-size-asian="14pt"/>
    </style:style>
    <style:style style:name="T13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14" style:parent-style-name="Policepardéfaut" style:family="text">
      <style:text-properties fo:font-size="14pt" style:font-size-asian="14pt"/>
    </style:style>
    <style:style style:name="T15" style:parent-style-name="Policepardéfaut" style:family="text">
      <style:text-properties fo:font-size="14pt" style:font-size-asian="14pt"/>
    </style:style>
    <style:style style:name="T16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17" style:parent-style-name="Policepardéfaut" style:family="text">
      <style:text-properties fo:font-size="14pt" style:font-size-asian="14pt"/>
    </style:style>
    <style:style style:name="T18" style:parent-style-name="Policepardéfaut" style:family="text">
      <style:text-properties fo:font-size="14pt" style:font-size-asian="14pt"/>
    </style:style>
    <style:style style:name="T19" style:parent-style-name="Policepardéfaut" style:family="text">
      <style:text-properties fo:font-size="14pt" style:font-size-asian="14pt"/>
    </style:style>
    <style:style style:name="T20" style:parent-style-name="Policepardéfaut" style:family="text">
      <style:text-properties fo:font-size="14pt" style:font-size-asian="14pt"/>
    </style:style>
    <style:style style:name="T21" style:parent-style-name="Policepardéfaut" style:family="text">
      <style:text-properties fo:font-size="14pt" style:font-size-asian="14pt"/>
    </style:style>
    <style:style style:name="P22" style:parent-style-name="Normal" style:family="paragraph">
      <style:text-properties fo:font-weight="bold" style:font-weight-asian="bold" fo:font-size="14pt" style:font-size-asian="14pt"/>
    </style:style>
    <style:style style:name="T23" style:parent-style-name="Policepardéfaut" style:family="text">
      <style:text-properties fo:font-size="14pt" style:font-size-asian="14pt"/>
    </style:style>
    <style:style style:name="T24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25" style:parent-style-name="Policepardéfaut" style:family="text">
      <style:text-properties fo:font-size="14pt" style:font-size-asian="14pt"/>
    </style:style>
    <style:style style:name="T26" style:parent-style-name="Policepardéfaut" style:family="text">
      <style:text-properties fo:font-size="14pt" style:font-size-asian="14pt"/>
    </style:style>
    <style:style style:name="T27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28" style:parent-style-name="Policepardéfaut" style:family="text">
      <style:text-properties fo:font-size="14pt" style:font-size-asian="14pt"/>
    </style:style>
  </office:automatic-styles>
  <office:body>
    <office:text text:use-soft-page-breaks="true">
      <text:p text:style-name="P1">Planning de déploiement<text:s/></text:p>
      <text:p text:style-name="P2">Jour 1 :</text:p>
      <text:p text:style-name="Normal"><text:span text:style-name="T3">9h-12h </text:span><text:span text:style-name="T4"></text:span><text:span text:style-name="T5"><text:s/>Installation des<text:s/></text:span><text:span text:style-name="T6">255</text:span><text:span text:style-name="T7"><text:s/>tables</text:span><text:span text:style-name="T8"><text:s/>et des chaises.</text:span></text:p>
      <text:p text:style-name="Normal"><text:span text:style-name="T9">13h-15h<text:s/></text:span><text:span text:style-name="T10"></text:span><text:span text:style-name="T11"><text:s/>Aménagement des bureaux pour préparer l’accueil des exposants.</text:span></text:p>
      <text:p text:style-name="Normal"><text:span text:style-name="T12">15h-17h<text:s/></text:span><text:span text:style-name="T13"></text:span><text:span text:style-name="T14"><text:s/>Aménagement de la scène (Mise en place des 10 tables réservées aux finalistes et de l’écran géant avec test de la liaison entre l’ordinateur streamer et l’écran géant)</text:span></text:p>
      <text:p text:style-name="Normal"><text:span text:style-name="T15">17h-18h<text:s/></text:span><text:span text:style-name="T16"></text:span><text:span text:style-name="T17"><text:s/>Installation du routeur principal et de l’ordinateur administrateur dans la régie, et répartitions des différents switches<text:s/></text:span><text:span text:style-name="T18">et des points d’accès<text:s/></text:span><text:span text:style-name="T19">dans les bureaux</text:span><text:span text:style-name="T20"><text:s/>prévus à cet effet</text:span><text:span text:style-name="T21">.<text:s/></text:span></text:p>
      <text:p text:style-name="P22">Jour 2 :<text:s/></text:p>
      <text:p text:style-name="Normal"><text:span text:style-name="T23">9h-12h<text:s/></text:span><text:span text:style-name="T24"></text:span><text:span text:style-name="T25"><text:s/>Déploiement des câbles en suivant le plan physique. Mise en sécurité des câbles pour éviter que quelqu’un se prennent les pieds.<text:s/></text:span></text:p>
      <text:p text:style-name="Normal"><text:span text:style-name="T26">13h-15h<text:s/></text:span><text:span text:style-name="T27"></text:span><text:span text:style-name="T28"><text:s/>Branchement des switch avec le routeur et test de l’installation avec quelques ordinateurs test répartis dans le sall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21T08:12:00Z</meta:creation-date>
    <dc:date>2017-12-21T08:54:00Z</dc:date>
    <meta:template xlink:href="Normal.dotm" xlink:type="simple"/>
    <meta:editing-cycles>1</meta:editing-cycles>
    <meta:editing-duration>PT2460S</meta:editing-duration>
    <meta:document-statistic meta:page-count="1" meta:paragraph-count="1" meta:word-count="124" meta:character-count="810" meta:row-count="5" meta:non-whitespace-character-count="687"/>
  </office:meta>
</office:document-meta>
</file>